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154e5" officeooo:paragraph-rsid="001154e5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75d54" officeooo:paragraph-rsid="00175d5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1dc847" officeooo:paragraph-rsid="001dc847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203790" officeooo:paragraph-rsid="00203790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22c6b2" officeooo:paragraph-rsid="0022c6b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officeooo:rsid="001154e5" officeooo:paragraph-rsid="001154e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1e90c" officeooo:paragraph-rsid="0011e90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308d4" officeooo:paragraph-rsid="001308d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334cf" officeooo:paragraph-rsid="001334c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565a9" officeooo:paragraph-rsid="001565a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5bb40" officeooo:paragraph-rsid="0015bb4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99d28" officeooo:paragraph-rsid="00199d2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a593c" officeooo:paragraph-rsid="001a593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75d54" officeooo:paragraph-rsid="00175d5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b7a6b" officeooo:paragraph-rsid="001b7a6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b7a6b" officeooo:paragraph-rsid="001e918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dc847" officeooo:paragraph-rsid="001dc84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dc847" officeooo:paragraph-rsid="001e528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03790" officeooo:paragraph-rsid="0020379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a0d59" officeooo:paragraph-rsid="001e918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2c6b2" officeooo:paragraph-rsid="0022c6b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rsid="00175d54" officeooo:paragraph-rsid="00175d54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2556d1" officeooo:paragraph-rsid="002556d1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text-position="0% 100%" fo:font-style="normal" style:text-underline-style="none" fo:font-weight="normal" officeooo:rsid="002556d1" officeooo:paragraph-rsid="002556d1" style:font-style-asian="normal" style:font-weight-asian="normal" style:font-style-complex="normal" style:font-weight-complex="normal"/>
    </style:style>
    <style:style style:name="T1" style:family="text">
      <style:text-properties officeooo:rsid="0011e90c"/>
    </style:style>
    <style:style style:name="T2" style:family="text">
      <style:text-properties officeooo:rsid="00160897"/>
    </style:style>
    <style:style style:name="T3" style:family="text">
      <style:text-properties officeooo:rsid="0016b61e"/>
    </style:style>
    <style:style style:name="T4" style:family="text">
      <style:text-properties officeooo:rsid="001958c7"/>
    </style:style>
    <style:style style:name="T5" style:family="text">
      <style:text-properties officeooo:rsid="002298a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0e4fb"/>
    </style:style>
    <style:style style:name="T8" style:family="text">
      <style:text-properties officeooo:rsid="0023797c"/>
    </style:style>
    <style:style style:name="T9" style:family="text">
      <style:text-properties officeooo:rsid="0023c647"/>
    </style:style>
    <style:style style:name="T10" style:family="text">
      <style:text-properties officeooo:rsid="0024d82b"/>
    </style:style>
    <style:style style:name="T11" style:family="text">
      <style:text-properties officeooo:rsid="002557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s of Others</text:p>
      <text:p text:style-name="P4"><text:a xlink:type="simple" xlink:href="https://github.com/momonala" text:style-name="Internet_20_link" text:visited-style-name="Visited_20_Internet_20_Link"><text:span text:style-name="T6">https://github.com/momonala</text:span></text:a></text:p>
      <text:p text:style-name="P4"><text:a xlink:type="simple" xlink:href="https://github.com/satya-ssp" text:style-name="Internet_20_link" text:visited-style-name="Visited_20_Internet_20_Link">https://github.com/satya-ssp</text:a><text:span text:style-name="T6"> (Satya)</text:span></text:p>
      <text:p text:style-name="P19">- </text:p>
      <text:p text:style-name="P19"/>
      <text:p text:style-name="P19">- <text:span text:style-name="T7">GermanZero:</text:span></text:p>
      <text:p text:style-name="P19"><text:a xlink:type="simple" xlink:href="https://mitmachen.germanzero.de/localzero" text:style-name="Internet_20_link" text:visited-style-name="Visited_20_Internet_20_Link">https://mitmachen.germanzero.de/localzero</text:a></text:p>
      <text:p text:style-name="P19"><text:a xlink:type="simple" xlink:href="https://mitmachen-wiki.germanzero.org/wiki/index.php?title=Klimaentscheide:Supportorganisation" text:style-name="Internet_20_link" text:visited-style-name="Visited_20_Internet_20_Link">https://mitmachen-wiki.germanzero.org/wiki/index.php?title=Klimaentscheide:Supportorganisation</text:a></text:p>
      <text:p text:style-name="P19"/>
      <text:p text:style-name="P1"/>
      <text:p text:style-name="P1">Python</text:p>
      <text:p text:style-name="P6"><text:span text:style-name="T1">P1)</text:span> Auswertung Corona-Daten</text:p>
      <text:p text:style-name="P6"/>
      <text:p text:style-name="P7">P2) Wie J1, aber mit Machine Learning (phonologisches Inventar festlegen, dann zufällig Wörter kreieren ohne Regeln, und dann für jedes Wort entscheiden, ob es akzeptabel ist, oder nicht)</text:p>
      <text:p text:style-name="P7"/>
      <text:p text:style-name="P10">P3) J4 mit Python (schauen, wo besser geeignet)</text:p>
      <text:p text:style-name="P10"/>
      <text:p text:style-name="P11">P4) Web Scraper <text:span text:style-name="T3">(</text:span><text:span text:style-name="T2">Suchmaschine) – </text:span><text:span text:style-name="T4">oder...</text:span></text:p>
      <text:p text:style-name="P1"/>
      <text:p text:style-name="P1">Java</text:p>
      <text:p text:style-name="P6"><text:span text:style-name="T1">J1)</text:span> Programm, welches anhand festgelegter Phonologie und phonologischer Regeln zufällig neue Wörter erstellt</text:p>
      <text:p text:style-name="P6"/>
      <text:p text:style-name="P8">J2) Vokabeltrainer </text:p>
      <text:p text:style-name="P8"/>
      <text:p text:style-name="P9">J3) Mandala-Zeichner </text:p>
      <text:p text:style-name="P9"/>
      <text:p text:style-name="P10">J4) Synthesizer </text:p>
      <text:p text:style-name="P10"/>
      <text:p text:style-name="P12">J5) Schach (ggf. mit Sonderfiguren) <text:span text:style-name="T8">DONE</text:span></text:p>
      <text:p text:style-name="P12"/>
      <text:p text:style-name="P13">J6) Labyrinth - Spiel</text:p>
      <text:p text:style-name="P10"/>
      <text:p text:style-name="P2">C++</text:p>
      <text:p text:style-name="P2"/>
      <text:p text:style-name="P2">JavaScript</text:p>
      <text:p text:style-name="P2"/>
      <text:p text:style-name="P2">C#</text:p>
      <text:p text:style-name="P2"/>
      <text:p text:style-name="P3">General</text:p>
      <text:p text:style-name="P17">- ArchLinux installieren und einrichten</text:p>
      <text:p text:style-name="P17">- LAMP server einrichten, inklusive Beispiel guestbook</text:p>
      <text:p text:style-name="P18">- <text:span text:style-name="T5">write a script which takes a list of websites and opens them in a browser window in different tabs</text:span></text:p>
      <text:p text:style-name="P2"/>
      <text:p text:style-name="P23"><text:soft-page-break/>Batch/Shell Scripting</text:p>
      <text:p text:style-name="P23"/>
      <text:p text:style-name="P24">- write a little game in both batch and shell</text:p>
      <text:p text:style-name="P24">→ use a savefile to save game <text:span text:style-name="T11">state</text:span></text:p>
      <text:p text:style-name="P2"/>
      <text:p text:style-name="P2">_-----------------------------</text:p>
      <text:p text:style-name="P2"/>
      <text:p text:style-name="P5">Links</text:p>
      <text:p text:style-name="P2"/>
      <text:p text:style-name="P14"><text:a xlink:type="simple" xlink:href="https://www.pluralsight.com/codeschool" text:style-name="Internet_20_link" text:visited-style-name="Visited_20_Internet_20_Link">https://www.pluralsight.com/codeschool</text:a></text:p>
      <text:p text:style-name="P14"><text:a xlink:type="simple" xlink:href="https://www.codecademy.com/" text:style-name="Internet_20_link" text:visited-style-name="Visited_20_Internet_20_Link">https://www.codecademy.com/</text:a></text:p>
      <text:p text:style-name="P15">entwicklerheld.de</text:p>
      <text:p text:style-name="P15"><text:a xlink:type="simple" xlink:href="https://www.get-in-it.de/" text:style-name="Internet_20_link" text:visited-style-name="Visited_20_Internet_20_Link">https://www.get-in-it.de/</text:a></text:p>
      <text:p text:style-name="P15"/>
      <text:p text:style-name="P15"/>
      <text:p text:style-name="P15"/>
      <text:p text:style-name="P15"/>
      <text:p text:style-name="P15"/>
      <text:p text:style-name="P16"><text:a xlink:type="simple" xlink:href="https://developer-tech.com/" text:style-name="Internet_20_link" text:visited-style-name="Visited_20_Internet_20_Link">https://developer-tech.com/</text:a></text:p>
      <text:p text:style-name="P16"><text:a xlink:type="simple" xlink:href="https://stackoverflow.com/" text:style-name="Internet_20_link" text:visited-style-name="Visited_20_Internet_20_Link">https://stackoverflow.com/</text:a></text:p>
      <text:p text:style-name="P16"><text:a xlink:type="simple" xlink:href="https://medium.com/tag/programming" text:style-name="Internet_20_link" text:visited-style-name="Visited_20_Internet_20_Link">https://medium.com/tag/programming</text:a></text:p>
      <text:p text:style-name="P16"><text:a xlink:type="simple" xlink:href="https://dzone.com/java-jdk-development-tutorials-tools-news" text:style-name="Internet_20_link" text:visited-style-name="Visited_20_Internet_20_Link">https://dzone.com/java-jdk-development-tutorials-tools-news</text:a></text:p>
      <text:p text:style-name="P16"><text:a xlink:type="simple" xlink:href="https://medium.com/swlh/10-things-java-developer-should-learn-in-2019-5e0cf388e07f" text:style-name="Internet_20_link" text:visited-style-name="Visited_20_Internet_20_Link">https://medium.com/swlh/10-things-java-developer-should-learn-in-2019-5e0cf388e07f</text:a></text:p>
      <text:p text:style-name="P16"><text:a xlink:type="simple" xlink:href="https://blogs.oracle.com/javamagazine/" text:style-name="Internet_20_link" text:visited-style-name="Visited_20_Internet_20_Link">https://blogs.oracle.com/javamagazine/</text:a></text:p>
      <text:p text:style-name="P16"><text:a xlink:type="simple" xlink:href="https://thenextweb.com/" text:style-name="Internet_20_link" text:visited-style-name="Visited_20_Internet_20_Link">https://thenextweb.com/</text:a></text:p>
      <text:p text:style-name="P16"><text:a xlink:type="simple" xlink:href="https://www.mattlayman.com/" text:style-name="Internet_20_link" text:visited-style-name="Visited_20_Internet_20_Link">https://www.mattlayman.com/</text:a></text:p>
      <text:p text:style-name="P16"><text:a xlink:type="simple" xlink:href="https://realpython.com/" text:style-name="Internet_20_link" text:visited-style-name="Visited_20_Internet_20_Link">https://realpython.com/</text:a></text:p>
      <text:p text:style-name="P20"><text:a xlink:type="simple" xlink:href="https://www.infoworld.com/" text:style-name="Internet_20_link" text:visited-style-name="Visited_20_Internet_20_Link">https://www.infoworld.com/</text:a></text:p>
      <text:p text:style-name="P20"/>
      <text:p text:style-name="P20">-----------------------------------------------------------------</text:p>
      <text:p text:style-name="P20"/>
      <text:p text:style-name="P5">Allgemeine Notizen (zum Nachschlagen, Hinweise, …)</text:p>
      <text:p text:style-name="P5"/>
      <text:p text:style-name="P21">- <text:span text:style-name="T9">shell scripting &amp; other interesting topics: </text:span><text:a xlink:type="simple" xlink:href="https://www.youtube.com/c/MissingSemester" text:style-name="Internet_20_link" text:visited-style-name="Visited_20_Internet_20_Link"><text:span text:style-name="T9">https://www.youtube.com/c/MissingSemester</text:span></text:a></text:p>
      <text:p text:style-name="P21"/>
      <text:p text:style-name="P21">- <text:span text:style-name="T10">Tic Tac Toe batch – Spiel:</text:span></text:p>
      <text:p text:style-name="P21"><text:a xlink:type="simple" xlink:href="https://www.youtube.com/c/ANSPictures/videos" text:style-name="Internet_20_link" text:visited-style-name="Visited_20_Internet_20_Link">https://www.youtube.com/c/ANSPictures/videos</text:a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8:25:46.684026541</meta:creation-date>
    <meta:generator>LibreOffice/7.3.2.2$Linux_X86_64 LibreOffice_project/30$Build-2</meta:generator>
    <dc:date>2022-05-07T19:44:07.028953226</dc:date>
    <meta:editing-duration>PT1H17M58S</meta:editing-duration>
    <meta:editing-cycles>27</meta:editing-cycles>
    <meta:document-statistic meta:table-count="0" meta:image-count="0" meta:object-count="0" meta:page-count="2" meta:paragraph-count="50" meta:word-count="180" meta:character-count="1864" meta:non-whitespace-character-count="1728"/>
  </office:meta>
</office:document-meta>
</file>